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ext_20_body">
      <style:text-properties officeooo:rsid="012fb4aa" officeooo:paragraph-rsid="013323fe"/>
    </style:style>
    <style:style style:name="P3" style:family="paragraph" style:parent-style-name="Text_20_body">
      <style:text-properties officeooo:rsid="01395cfa" officeooo:paragraph-rsid="0141934c"/>
    </style:style>
    <style:style style:name="P4" style:family="paragraph" style:parent-style-name="Author">
      <style:text-properties officeooo:rsid="00bb700a" officeooo:paragraph-rsid="00bb700a"/>
    </style:style>
    <style:style style:name="P5" style:family="paragraph" style:parent-style-name="Title">
      <style:text-properties officeooo:paragraph-rsid="01444629"/>
    </style:style>
    <style:style style:name="P6" style:family="paragraph" style:parent-style-name="Text_20_body">
      <style:paragraph-properties fo:text-align="justify" style:justify-single-word="false"/>
      <style:text-properties officeooo:rsid="0138acdb" officeooo:paragraph-rsid="0141934c"/>
    </style:style>
    <style:style style:name="P7" style:family="paragraph" style:parent-style-name="Text_20_body">
      <style:text-properties officeooo:rsid="01395cfa" officeooo:paragraph-rsid="0141934c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c5000b" fo:font-size="18pt" officeooo:rsid="01431407" style:font-size-asian="18pt" style:font-size-complex="18pt"/>
    </style:style>
    <style:style style:name="T5" style:family="text">
      <style:text-properties officeooo:rsid="01494e1c"/>
    </style:style>
    <style:style style:name="T6" style:family="text">
      <style:text-properties officeooo:rsid="014af002"/>
    </style:style>
    <style:style style:name="T7" style:family="text">
      <style:text-properties officeooo:rsid="014e8285"/>
    </style:style>
    <style:style style:name="T8" style:family="text">
      <style:text-properties officeooo:rsid="0150535b"/>
    </style:style>
    <style:style style:name="T9" style:family="text">
      <style:text-properties officeooo:rsid="0152c8fa"/>
    </style:style>
    <style:style style:name="T10" style:family="text">
      <style:text-properties officeooo:rsid="015493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Obraz3" text:anchor-type="paragraph" svg:x="14.942cm" svg:y="-0.482cm" svg:width="2cm" svg:height="2cm" draw:z-index="0"><draw:image xlink:href="../../logos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<text:span text:style-name="T3">safe cryptographic steganographic advanced filesystem<text:line-break/></text:span><text:span text:style-name="T4">Conceptual Design</text:span></text:p>
      <text:p text:style-name="P4">Arkadiusz Bulski</text:p>
      <text:h text:style-name="Heading_20_1" text:outline-level="1">Abstract</text:h>
      <text:p text:style-name="P2">This paper describes a conceptual design of the project, that is the functionality, the semantics, the characteristics, and the <text:span text:style-name="T6">quality </text:span>that will be offered to end users. Rationale for some fundamental decisions is explained. Operational scenarios are presented, followed with acceptance tests to establish a basic <text:span text:style-name="T9">measure</text:span> of usability. </text:p>
      <text:p text:style-name="Text_20_body"/>
      <text:h text:style-name="Heading_20_1" text:outline-level="1">Introduction</text:h>
      <text:p text:style-name="P6">Cameleonica project is an innovative filesystem design. <text:span text:style-name="T7">Both new commands and well established commands with new semantics are given into hands of end users. Both are highly specialized and broad in application. Consider following examples. </text:span></text:p>
      <text:p text:style-name="P3">Commiting and reverting history of changes is <text:span text:style-name="T8">typical of </text:span>version control <text:span text:style-name="T8">systems, which are everywhere by now</text:span>. Encrypting entire disks is quite common nowadays. Hiding files and even entire systems on disk is <text:span text:style-name="T5">almost as </text:span>common. <text:span text:style-name="T10">Compressing and hashing files is a standard operation. All of these are available separately, and furthermore, all of these are implemented outside of filesystem. This project tries to reverse these two facts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5-02T00:24:45.132448235">2015-05-02</text:date></text:span><text:span text:style-name="MT1">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8:19.430837679</meta:creation-date>
    <meta:editing-duration>PT2H11M38S</meta:editing-duration>
    <meta:editing-cycles>42</meta:editing-cycles>
    <meta:generator>LibreOffice/4.2.8.2$Linux_X86_64 LibreOffice_project/420m0$Build-2</meta:generator>
    <dc:date>2015-05-02T00:24:44.976861647</dc:date>
    <meta:document-statistic meta:table-count="0" meta:image-count="1" meta:object-count="0" meta:page-count="1" meta:paragraph-count="8" meta:word-count="170" meta:character-count="1165" meta:non-whitespace-character-count="999"/>
  </office:meta>
</office:document-meta>
</file>